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9cm" fo:margin-left="0.115cm" fo:margin-right="-0.012cm" table:align="margins"/>
    </style:style>
    <style:style style:name="Tableau1.A" style:family="table-column">
      <style:table-column-properties style:column-width="1.296cm" style:rel-column-width="4746*"/>
    </style:style>
    <style:style style:name="Tableau1.B" style:family="table-column">
      <style:table-column-properties style:column-width="3.942cm" style:rel-column-width="14433*"/>
    </style:style>
    <style:style style:name="Tableau1.C" style:family="table-column">
      <style:table-column-properties style:column-width="9.102cm" style:rel-column-width="33322*"/>
    </style:style>
    <style:style style:name="Tableau1.D" style:family="table-column">
      <style:table-column-properties style:column-width="3.56cm" style:rel-column-width="1303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13" style:family="table-row">
      <style:table-row-properties style:min-row-height="2.062cm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03dd4b" officeooo:paragraph-rsid="0003dd4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3dd4b" officeooo:paragraph-rsid="0003dd4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12e7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1adf0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12e753" officeooo:paragraph-rsid="001adf0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233a1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99e9f" officeooo:paragraph-rsid="00199e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99e9f" officeooo:paragraph-rsid="001adf0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199e9f" officeooo:paragraph-rsid="001adf0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9af12" officeooo:paragraph-rsid="001adf0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9af12" officeooo:paragraph-rsid="001b6c4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19af12" officeooo:paragraph-rsid="001f2029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officeooo:rsid="0015e895" officeooo:paragraph-rsid="001adf07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21f5e2" officeooo:paragraph-rsid="0021f5e2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0efa0b" officeooo:paragraph-rsid="001adf07" style:font-size-asian="12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2pt" officeooo:rsid="000efa0b" officeooo:paragraph-rsid="000efa0b" style:font-size-asian="12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2pt" officeooo:rsid="000efa0b" officeooo:paragraph-rsid="002301b3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2pt" officeooo:rsid="00165092" officeooo:paragraph-rsid="00165092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rsid="00233a1f" officeooo:paragraph-rsid="00233a1f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bold" officeooo:rsid="00081b38" officeooo:paragraph-rsid="00081b38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81b38" officeooo:paragraph-rsid="00081b38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cb1f0" officeooo:paragraph-rsid="000cb1f0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cb1f0" officeooo:paragraph-rsid="000cb1f0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3c5" officeooo:paragraph-rsid="001383c5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e753" officeooo:paragraph-rsid="0012e753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e753" officeooo:paragraph-rsid="001adf07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2e753" officeooo:paragraph-rsid="001adf07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Times New Roman" fo:font-size="12pt" fo:font-weight="bold" officeooo:rsid="0019af12" officeooo:paragraph-rsid="001adf07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5e895" officeooo:paragraph-rsid="001adf07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5e895" officeooo:paragraph-rsid="001b6c4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df07" officeooo:paragraph-rsid="001adf07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3dd4b" officeooo:paragraph-rsid="0003dd4b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dd4b" officeooo:paragraph-rsid="0003dd4b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5da59" officeooo:paragraph-rsid="0005da59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bc1ef" officeooo:paragraph-rsid="000bc1ef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f2029" officeooo:paragraph-rsid="001f2029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29e515" officeooo:paragraph-rsid="0029e515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9af12" officeooo:paragraph-rsid="001b6c40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1383c5" officeooo:paragraph-rsid="001383c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3dd4b" officeooo:paragraph-rsid="0003dd4b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3dd4b" officeooo:paragraph-rsid="00213e02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Times New Roman" fo:font-size="11pt" fo:font-weight="bold" officeooo:rsid="0003dd4b" officeooo:paragraph-rsid="00129dc4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bold" officeooo:rsid="0003dd4b" officeooo:paragraph-rsid="00129dc4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bold" officeooo:rsid="0003dd4b" officeooo:paragraph-rsid="001383c5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bold" officeooo:rsid="000bc1ef" officeooo:paragraph-rsid="001383c5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normal" officeooo:paragraph-rsid="00129dc4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012e753" officeooo:paragraph-rsid="001f2029" style:font-size-asian="12pt" style:font-size-complex="12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0250c2a" officeooo:paragraph-rsid="00250c2a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3dd4b" officeooo:paragraph-rsid="0003dd4b" style:font-size-asian="12pt" style:font-style-asian="normal" style:font-weight-asian="normal" style:font-size-complex="12pt" style:font-weight-complex="bold" style:text-emphasize="none"/>
    </style:style>
    <style:style style:name="P51" style:family="paragraph" style:parent-style-name="Standard">
      <style:paragraph-properties fo:text-align="start" style:justify-single-word="false"/>
      <style:text-properties officeooo:paragraph-rsid="001b6c40"/>
    </style:style>
    <style:style style:name="T1" style:family="text">
      <style:text-properties officeooo:rsid="001056d5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0ae49d"/>
    </style:style>
    <style:style style:name="T5" style:family="text">
      <style:text-properties style:text-underline-style="solid" style:text-underline-width="auto" style:text-underline-color="font-color" officeooo:rsid="00203f7a"/>
    </style:style>
    <style:style style:name="T6" style:family="text">
      <style:text-properties officeooo:rsid="000e120e"/>
    </style:style>
    <style:style style:name="T7" style:family="text">
      <style:text-properties officeooo:rsid="000b7151"/>
    </style:style>
    <style:style style:name="T8" style:family="text">
      <style:text-properties officeooo:rsid="001383c5"/>
    </style:style>
    <style:style style:name="T9" style:family="text">
      <style:text-properties officeooo:rsid="00199e9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4412e" style:font-weight-asian="bold" style:font-weight-complex="bold"/>
    </style:style>
    <style:style style:name="T12" style:family="text">
      <style:text-properties officeooo:rsid="001b6c40"/>
    </style:style>
    <style:style style:name="T13" style:family="text">
      <style:text-properties officeooo:rsid="001c936f"/>
    </style:style>
    <style:style style:name="T14" style:family="text">
      <style:text-properties style:font-name="Times New Roman" fo:font-size="12pt" officeooo:rsid="0019af12" style:font-size-asian="12pt" style:font-size-complex="12pt"/>
    </style:style>
    <style:style style:name="T15" style:family="text">
      <style:text-properties style:font-name="Times New Roman" fo:font-size="12pt" officeooo:rsid="001b6c40" style:font-size-asian="12pt" style:font-size-complex="12pt"/>
    </style:style>
    <style:style style:name="T16" style:family="text">
      <style:text-properties officeooo:rsid="001f2029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f2029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13b9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f5e2" style:font-style-asian="normal" style:font-weight-asian="normal" style:text-emphasize="none"/>
    </style:style>
    <style:style style:name="T21" style:family="text">
      <style:text-properties fo:color="#000000" loext:opacity="100%" officeooo:rsid="001f2029"/>
    </style:style>
    <style:style style:name="T22" style:family="text">
      <style:text-properties fo:color="#000000" loext:opacity="100%" fo:font-weight="normal" officeooo:rsid="001f2029" style:font-weight-asian="normal" style:font-weight-complex="normal"/>
    </style:style>
    <style:style style:name="T23" style:family="text">
      <style:text-properties officeooo:rsid="00203f7a"/>
    </style:style>
    <style:style style:name="T24" style:family="text">
      <style:text-properties officeooo:rsid="002113b9"/>
    </style:style>
    <style:style style:name="T25" style:family="text">
      <style:text-properties officeooo:rsid="00213e02"/>
    </style:style>
    <style:style style:name="T26" style:family="text">
      <style:text-properties officeooo:rsid="002301b3"/>
    </style:style>
    <style:style style:name="T27" style:family="text">
      <style:text-properties officeooo:rsid="000efa0b"/>
    </style:style>
    <style:style style:name="T28" style:family="text">
      <style:text-properties officeooo:rsid="00233a1f"/>
    </style:style>
    <style:style style:name="T29" style:family="text">
      <style:text-properties officeooo:rsid="0023bcaa"/>
    </style:style>
    <style:style style:name="T30" style:family="text">
      <style:text-properties officeooo:rsid="0026dfa2"/>
    </style:style>
    <style:style style:name="T31" style:family="text">
      <style:text-properties officeooo:rsid="002a320e"/>
    </style:style>
    <style:style style:name="T32" style:family="text">
      <style:text-properties officeooo:rsid="002c2ce2"/>
    </style:style>
    <style:style style:name="T33" style:family="text">
      <style:text-properties officeooo:rsid="002c2d47"/>
    </style:style>
    <style:style style:name="T34" style:family="text">
      <style:text-properties officeooo:rsid="002d88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ogression <text:span text:style-name="T13">3</text:span>eme – Année 20<text:span text:style-name="T30">2</text:span><text:span text:style-name="T33">3</text:span><text:span text:style-name="T30">-</text:span> 20<text:span text:style-name="T25">2</text:span><text:span text:style-name="T33">4</text:span></text:p>
      <text:p text:style-name="P41"/>
      <text:p text:style-name="P50">séances en salle informatique tout au long de l'année</text:p>
      <text:p text:style-name="P50"><text:s/>( algorithmique <text:s/>– utilisation du tableur )</text:p>
      <text:p text:style-name="P50">AP : <text:s/>co-enseignement en classe entière, une séance par semaine, prévoir des séances adaptées, tables coup de pouce – différenciation</text:p>
      <text:p text:style-name="P33"><text:span text:style-name="T17">Généraliser au maximum la « question du jour » : préparation d’une autre notion – <text:s/>révisions – vérification des acquis des séances / années précédentes ( en particulier </text:span><text:span text:style-name="T18">calcul numérique,littéral, Thalès – Pythagore- </text:span><text:span text:style-name="T19">équations -inéquations-</text:span><text:span text:style-name="T20">arithmétique-condition de similitude</text:span><text:span text:style-name="T19"> </text:span><text:span text:style-name="T18"><text:s/></text:span><text:span text:style-name="T17">)</text:span></text:p>
      <text:p text:style-name="P50"/>
      <text:p text:style-name="P41"/>
      <text:p text:style-name="P4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4">n°</text:p>
          </table:table-cell>
          <table:table-cell table:style-name="Tableau1.A1" office:value-type="string">
            <text:p text:style-name="P23">chapitre</text:p>
          </table:table-cell>
          <table:table-cell table:style-name="Tableau1.A1" office:value-type="string">
            <text:p text:style-name="P23">Contenu <text:span text:style-name="T8">+ livre</text:span></text:p>
          </table:table-cell>
          <table:table-cell table:style-name="Tableau1.D1" office:value-type="string">
            <text:p text:style-name="P25">Remarques</text:p>
          </table:table-cell>
        </table:table-row>
        <table:table-row>
          <table:table-cell table:style-name="Tableau1.A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3"><text:span text:style-name="T2">PREMIERE PERIODE</text:span> : du <text:span text:style-name="T23">lundi</text:span> <text:s/>septembre au <text:s/><text:span text:style-name="T23">vendredi octobre </text:span><text:s/>(7 semaines)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4">0</text:p>
          </table:table-cell>
          <table:table-cell table:style-name="Tableau1.A4" office:value-type="string">
            <text:p text:style-name="P27">décrassage</text:p>
          </table:table-cell>
          <table:table-cell table:style-name="Tableau1.A4" office:value-type="string">
            <text:p text:style-name="P14">Transformations du plan – constructions <text:span text:style-name="T28">principalement</text:span> – propriétés de conservation</text:p>
            <text:p text:style-name="P6"><text:span text:style-name="T28">symétrieS, </text:span>translations, rotations, Homothétie</text:p>
          </table:table-cell>
          <table:table-cell table:style-name="Tableau1.A2" office:value-type="string">
            <text:p text:style-name="P14">Avec le matériel de début d’année ! </text:p>
          </table:table-cell>
        </table:table-row>
        <table:table-row>
          <table:table-cell table:style-name="Tableau1.A4" office:value-type="string">
            <text:p text:style-name="P34">1</text:p>
          </table:table-cell>
          <table:table-cell table:style-name="Tableau1.A4" office:value-type="string">
            <text:p text:style-name="P27">Espace</text:p>
            <text:p text:style-name="P21"/>
          </table:table-cell>
          <table:table-cell table:style-name="Tableau1.A4" office:value-type="string">
            <text:p text:style-name="P3">Sphère et boules</text:p>
            <text:p text:style-name="P3"><text:span text:style-name="T9">Rappels : </text:span>Volumes</text:p>
            <text:p text:style-name="P7">agrandissements et réduction, effets sur les grandeurs</text:p>
            <text:p text:style-name="P51"><text:span text:style-name="T14">chap1</text:span><text:span text:style-name="T15">5</text:span><text:span text:style-name="T14"> – </text:span><text:span text:style-name="T15">partie 2E et partie 3D</text:span><text:span text:style-name="T14"> </text:span></text:p>
          </table:table-cell>
          <table:table-cell table:style-name="Tableau1.A2" office:value-type="string">
            <text:p text:style-name="P7">Conversions</text:p>
            <text:p text:style-name="P7"/>
          </table:table-cell>
        </table:table-row>
        <table:table-row>
          <table:table-cell table:style-name="Tableau1.A4" office:value-type="string">
            <text:p text:style-name="P35">2</text:p>
          </table:table-cell>
          <table:table-cell table:style-name="Tableau1.A4" office:value-type="string">
            <text:p text:style-name="P28">Calculs</text:p>
          </table:table-cell>
          <table:table-cell table:style-name="Tableau1.A4" office:value-type="string">
            <text:p text:style-name="P5">Retour sur fractions, nb relatifs rappels</text:p>
            <text:p text:style-name="P5"><text:span text:style-name="T10">fraction irréductible (</text:span><text:span text:style-name="T11">décomposition en </text:span><text:span text:style-name="T10">nb premiers</text:span>)</text:p>
            <text:p text:style-name="P11">chap1 – partie <text:span text:style-name="T12">3</text:span></text:p>
            <text:p text:style-name="P5">Puissances écriture scientifique rappel</text:p>
            <text:p text:style-name="P5">exposant négatifs : nouveau</text:p>
          </table:table-cell>
          <table:table-cell table:style-name="Tableau1.A2" office:value-type="string">
            <text:p text:style-name="P17">Synthèse des exercices rituels </text:p>
            <text:p text:style-name="P18">« Ahum<text:span text:style-name="T26">m,</text:span></text:p>
            <text:p text:style-name="P18"><text:s text:c="4"/>Ahum … »</text:p>
          </table:table-cell>
        </table:table-row>
        <table:table-row>
          <table:table-cell table:style-name="Tableau1.A4" office:value-type="string">
            <text:p text:style-name="P36">3</text:p>
          </table:table-cell>
          <table:table-cell table:style-name="Tableau1.A4" office:value-type="string">
            <text:p text:style-name="P26">Thalès </text:p>
          </table:table-cell>
          <table:table-cell table:style-name="Tableau1.A4" office:value-type="string">
            <text:p text:style-name="P48">Direct - <text:span text:style-name="T27">Réciproque et contraposée </text:span></text:p>
            <text:p text:style-name="P49">revoir triangles semblables. </text:p>
            <text:p text:style-name="P10">chap12 – partie 6A</text:p>
            <text:p text:style-name="P12">chap12 – partie 6B</text:p>
          </table:table-cell>
          <table:table-cell table:style-name="Tableau1.A2" office:value-type="string">
            <text:p text:style-name="P16"/>
          </table:table-cell>
        </table:table-row>
        <table:table-row>
          <table:table-cell table:style-name="Tableau1.A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4"><text:span text:style-name="T2">DEUXIEME PERIODE</text:span> : du <text:span text:style-name="T23">lundi</text:span> <text:span text:style-name="T23"><text:s/></text:span>novembre au vendredi décembre ( <text:s/>semaines)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6">4</text:p>
          </table:table-cell>
          <table:table-cell table:style-name="Tableau1.A4" office:value-type="string">
            <text:p text:style-name="P27">Calcul littéral</text:p>
          </table:table-cell>
          <table:table-cell table:style-name="Tableau1.A4" office:value-type="string">
            <text:p text:style-name="P8">Rappels : développer factoriser réduire double distributivité – <text:span text:style-name="T26">exercices utilisant</text:span><text:span text:style-name="T21"> égalités </text:span><text:span text:style-name="T22">remarquables</text:span><text:span text:style-name="T21"> </text:span></text:p>
            <text:p text:style-name="P8">Conjecturer et démontrer -<text:span text:style-name="T26">égalité d’expressions</text:span></text:p>
            <text:p text:style-name="P11">chap<text:span text:style-name="T12">6</text:span> – partie<text:span text:style-name="T12">s</text:span> <text:span text:style-name="T12">1 et 2</text:span>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6">5</text:p>
          </table:table-cell>
          <table:table-cell table:style-name="Tableau1.A4" office:value-type="string">
            <text:p text:style-name="P29">Repérage dans l'espace</text:p>
          </table:table-cell>
          <table:table-cell table:style-name="Tableau1.A4" office:value-type="string">
            <text:p text:style-name="P10">Se repérer sur un pavé droit et une sphère</text:p>
            <text:p text:style-name="P11">chap1<text:span text:style-name="T12">5</text:span> – partie <text:span text:style-name="T12">1</text:span></text:p>
          </table:table-cell>
          <table:table-cell table:style-name="Tableau1.A2" office:value-type="string">
            <text:p text:style-name="P15"/>
          </table:table-cell>
        </table:table-row>
        <table:table-row table:style-name="Tableau1.13">
          <table:table-cell table:style-name="Tableau1.A4" office:value-type="string">
            <text:p text:style-name="P36">6</text:p>
          </table:table-cell>
          <table:table-cell table:style-name="Tableau1.A4" office:value-type="string">
            <text:p text:style-name="P30">Stat<text:span text:style-name="T24">istiques</text:span></text:p>
            <text:p text:style-name="P22"/>
          </table:table-cell>
          <table:table-cell table:style-name="Tableau1.A4" office:value-type="string">
            <text:p text:style-name="P13">Consolidation <text:span text:style-name="T9">et bilan (moyenne médiane fréquence étendue), pourcentages</text:span></text:p>
            <text:p text:style-name="P8">on peut travailler avec beaucoup de nombres et des tableaux avec effectifs.</text:p>
            <text:p text:style-name="P11">chap<text:span text:style-name="T12">8</text:span> – partie<text:span text:style-name="T12"> 3</text:span></text:p>
          </table:table-cell>
          <table:table-cell table:style-name="Tableau1.A2" office:value-type="string">
            <text:p text:style-name="P15"/>
          </table:table-cell>
        </table:table-row>
        <text:soft-page-break/>
        <table:table-row>
          <table:table-cell table:style-name="Tableau1.A2" table:number-columns-spanned="4" office:value-type="string">
            <text:p text:style-name="P45"><text:span text:style-name="T2">TROISIEME PERIODE : du </text:span><text:span text:style-name="T5">lundi</text:span><text:span text:style-name="T2"> <text:s/>janvier au vendredi </text:span><text:span text:style-name="T4"><text:s/></text:span><text:span text:style-name="T2">février ( semaines)</text:span>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8">7</text:p>
          </table:table-cell>
          <table:table-cell table:style-name="Tableau1.A4" office:value-type="string">
            <text:p text:style-name="P32">équations</text:p>
          </table:table-cell>
          <table:table-cell table:style-name="Tableau1.A4" office:value-type="string">
            <text:p text:style-name="P8">Rappels : résoudre une équation</text:p>
            <text:p text:style-name="P8">Résolution de problèmes</text:p>
            <text:p text:style-name="P11">chap<text:span text:style-name="T12">6</text:span> – partie <text:span text:style-name="T12">3AC</text:span>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7"/>
          </table:table-cell>
          <table:table-cell table:style-name="Tableau1.A4" office:value-type="string">
            <text:p text:style-name="P27">Transformation<text:span text:style-name="T24">s<text:line-break/></text:span><text:span text:style-name="T32">Exercices Bilan</text:span></text:p>
            <text:p text:style-name="P21"/>
          </table:table-cell>
          <table:table-cell table:style-name="Tableau1.A4" office:value-type="string">
            <text:p text:style-name="P4">Rappels : translations, rotations</text:p>
            <text:p text:style-name="P4">Homothétie</text:p>
            <text:p text:style-name="P8">pavages <text:span text:style-name="T28">( M.C. Escher )</text:span></text:p>
            <text:p text:style-name="P11">chap1<text:span text:style-name="T12">1</text:span></text:p>
          </table:table-cell>
          <table:table-cell table:style-name="Tableau1.A2" office:value-type="string">
            <text:p text:style-name="P20">Réinvestissement agrandissement, similitude, Thalès Pythagore</text:p>
          </table:table-cell>
        </table:table-row>
        <table:table-row>
          <table:table-cell table:style-name="Tableau1.A2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6"><text:span text:style-name="T2">QUATRIEME PERIODE</text:span> : du lundi <text:span text:style-name="T23"><text:s/>mars</text:span> au vendredi <text:span text:style-name="T6"><text:s/></text:span>avril (<text:span text:style-name="T7">6</text:span> semaines)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8">9</text:p>
          </table:table-cell>
          <table:table-cell table:style-name="Tableau1.A4" office:value-type="string">
            <text:p text:style-name="P28">Notion de fonction</text:p>
          </table:table-cell>
          <table:table-cell table:style-name="Tableau1.A4" office:value-type="string">
            <text:p text:style-name="P9">Vocabulaire</text:p>
            <text:p text:style-name="P9">courbe représentative</text:p>
            <text:p text:style-name="P11">chap1<text:span text:style-name="T12">0</text:span> – partie <text:span text:style-name="T12">2 </text:span>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7">10</text:p>
          </table:table-cell>
          <table:table-cell table:style-name="Tableau1.A4" office:value-type="string">
            <text:p text:style-name="P27">Trigo<text:span text:style-name="T9">nométrie</text:span></text:p>
          </table:table-cell>
          <table:table-cell table:style-name="Tableau1.A4" office:value-type="string">
            <text:p text:style-name="P8">Cosinus sinus tangente</text:p>
            <text:p text:style-name="P8">calculer une longueur et un angle</text:p>
            <text:p text:style-name="P10">chap14 – partie 3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7"/>
          </table:table-cell>
          <table:table-cell table:style-name="Tableau1.A4" office:value-type="string">
            <text:p text:style-name="P27"/>
          </table:table-cell>
          <table:table-cell table:style-name="Tableau1.A4" office:value-type="string">
            <text:p text:style-name="P10"/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2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7"><text:span text:style-name="T3">CINQUIEME PERIODE</text:span> : du <text:span text:style-name="T24">lundi</text:span> <text:span text:style-name="T7"><text:s/>avril </text:span>au <text:span text:style-name="T6">vendredi</text:span> <text:s/>juillet 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6">1<text:span text:style-name="T16">1</text:span></text:p>
          </table:table-cell>
          <table:table-cell table:style-name="Tableau1.A4" office:value-type="string">
            <text:p text:style-name="P27">Fonctions</text:p>
          </table:table-cell>
          <table:table-cell table:style-name="Tableau1.A4" office:value-type="string">
            <text:p text:style-name="P4">Affines et linéaires</text:p>
            <text:p text:style-name="P8">définition et représentation graphique</text:p>
            <text:p text:style-name="P11">chap1<text:span text:style-name="T12">0</text:span> – partie<text:span text:style-name="T12">s</text:span> <text:span text:style-name="T12">3 et 4 </text:span>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6">1<text:span text:style-name="T16">2</text:span></text:p>
          </table:table-cell>
          <table:table-cell table:style-name="Tableau1.A4" office:value-type="string">
            <text:p text:style-name="P22"><text:span text:style-name="T24">P</text:span>robabilités</text:p>
          </table:table-cell>
          <table:table-cell table:style-name="Tableau1.A4" office:value-type="string">
            <text:p text:style-name="P8">Bilan des années précédentes</text:p>
            <text:p text:style-name="P8">expériences à deux <text:span text:style-name="T29">épreuves </text:span></text:p>
            <text:p text:style-name="P11">chap<text:span text:style-name="T12">9</text:span>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6">1<text:span text:style-name="T34">3</text:span></text:p>
          </table:table-cell>
          <table:table-cell table:style-name="Tableau1.A4" office:value-type="string">
            <text:p text:style-name="P31">Inéquation<text:span text:style-name="T24">s</text:span></text:p>
          </table:table-cell>
          <table:table-cell table:style-name="Tableau1.A4" office:value-type="string">
            <text:p text:style-name="P39">chap<text:span text:style-name="T12">6</text:span> – partie <text:span text:style-name="T12">3BD</text:span></text:p>
          </table:table-cell>
          <table:table-cell table:style-name="Tableau1.A2" office:value-type="string">
            <text:p text:style-name="P19"/>
          </table:table-cell>
        </table:table-row>
      </table:table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6-24T08:34:13.80</meta:creation-date>
    <dc:date>2023-09-04T06:01:30.341145756</dc:date>
    <meta:editing-duration>PT1H46M45S</meta:editing-duration>
    <meta:editing-cycles>26</meta:editing-cycles>
    <meta:generator>LibreOffice/7.3.7.2$Linux_X86_64 LibreOffice_project/30$Build-2</meta:generator>
    <meta:document-statistic meta:table-count="1" meta:image-count="0" meta:object-count="0" meta:page-count="2" meta:paragraph-count="90" meta:word-count="377" meta:character-count="2619" meta:non-whitespace-character-count="2280"/>
  </office:meta>
</office:document-meta>
</file>